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TERMS</text:p>
          </table:table-cell>
          <table:table-cell table:style-name="Default"/>
          <table:table-cell table:style-name="ce1" office:value-type="string">
            <text:p>CODE</text:p>
          </table:table-cell>
          <table:table-cell table:number-columns-repeated="253"/>
        </table:table-row>
        <table:table-row table:style-name="ro1">
          <table:table-cell office:value-type="string">
            <text:p>EX WORKS</text:p>
          </table:table-cell>
          <table:table-cell office:value-type="string">
            <text:p>BLANK.BMP</text:p>
          </table:table-cell>
          <table:table-cell office:value-type="string">
            <text:p>EXW</text:p>
          </table:table-cell>
          <table:table-cell office:value-type="string">
            <text:p>C 7 35 H 000000</text:p>
          </table:table-cell>
          <table:table-cell office:value-type="string">
            <text:p>EXW.BMP</text:p>
          </table:table-cell>
          <table:table-cell table:number-columns-repeated="251"/>
        </table:table-row>
        <table:table-row table:style-name="ro1">
          <table:table-cell office:value-type="string">
            <text:p>FREE ALONGSIDE SHIP</text:p>
          </table:table-cell>
          <table:table-cell office:value-type="string">
            <text:p>BLANK.BMP</text:p>
          </table:table-cell>
          <table:table-cell office:value-type="string">
            <text:p>FAS</text:p>
          </table:table-cell>
          <table:table-cell office:value-type="string">
            <text:p>C 7 35 H 000000</text:p>
          </table:table-cell>
          <table:table-cell office:value-type="string">
            <text:p>FAS.BMP</text:p>
          </table:table-cell>
          <table:table-cell table:number-columns-repeated="251"/>
        </table:table-row>
        <table:table-row table:style-name="ro1">
          <table:table-cell office:value-type="string">
            <text:p>FREE ONBOARD</text:p>
          </table:table-cell>
          <table:table-cell office:value-type="string">
            <text:p>BLANK.BMP</text:p>
          </table:table-cell>
          <table:table-cell office:value-type="string">
            <text:p>FOB</text:p>
          </table:table-cell>
          <table:table-cell office:value-type="string">
            <text:p>C 7 35 H 000000</text:p>
          </table:table-cell>
          <table:table-cell office:value-type="string">
            <text:p>FOB.BMP</text:p>
          </table:table-cell>
          <table:table-cell table:number-columns-repeated="251"/>
        </table:table-row>
        <table:table-row table:style-name="ro1">
          <table:table-cell office:value-type="string">
            <text:p>COST INSURANCE FREIGHT</text:p>
          </table:table-cell>
          <table:table-cell office:value-type="string">
            <text:p>BLANK.BMP</text:p>
          </table:table-cell>
          <table:table-cell office:value-type="string">
            <text:p>CIF</text:p>
          </table:table-cell>
          <table:table-cell office:value-type="string">
            <text:p>C 7 35 H 000000</text:p>
          </table:table-cell>
          <table:table-cell office:value-type="string">
            <text:p>CIF.BMP</text:p>
          </table:table-cell>
          <table:table-cell table:number-columns-repeated="251"/>
        </table:table-row>
        <table:table-row table:style-name="ro1">
          <table:table-cell office:value-type="string">
            <text:p>DELIVERED EX SHIP</text:p>
          </table:table-cell>
          <table:table-cell office:value-type="string">
            <text:p>BLANK.BMP</text:p>
          </table:table-cell>
          <table:table-cell office:value-type="string">
            <text:p>DES</text:p>
          </table:table-cell>
          <table:table-cell office:value-type="string">
            <text:p>C 7 35 H 000000</text:p>
          </table:table-cell>
          <table:table-cell office:value-type="string">
            <text:p>DES.BMP</text:p>
          </table:table-cell>
          <table:table-cell table:number-columns-repeated="251"/>
        </table:table-row>
        <table:table-row table:style-name="ro1">
          <table:table-cell office:value-type="string">
            <text:p>DELIVERED EX QUAY</text:p>
          </table:table-cell>
          <table:table-cell office:value-type="string">
            <text:p>BLANK.BMP</text:p>
          </table:table-cell>
          <table:table-cell office:value-type="string">
            <text:p>DEQ</text:p>
          </table:table-cell>
          <table:table-cell office:value-type="string">
            <text:p>C 7 35 H 000000</text:p>
          </table:table-cell>
          <table:table-cell office:value-type="string">
            <text:p>DEQ.BMP</text:p>
          </table:table-cell>
          <table:table-cell table:number-columns-repeated="251"/>
        </table:table-row>
        <table:table-row table:style-name="ro1">
          <table:table-cell office:value-type="string">
            <text:p>DELIVERED FREE DOMICILE</text:p>
          </table:table-cell>
          <table:table-cell office:value-type="string">
            <text:p>BLANK.BMP</text:p>
          </table:table-cell>
          <table:table-cell office:value-type="string">
            <text:p>DFD</text:p>
          </table:table-cell>
          <table:table-cell office:value-type="string">
            <text:p>C 7 35 H 000000</text:p>
          </table:table-cell>
          <table:table-cell office:value-type="string">
            <text:p>DFD.BMP</text:p>
          </table:table-cell>
          <table:table-cell table:number-columns-repeated="251"/>
        </table:table-row>
      </table:table>
      <table:table table:name="Sheet2" table:style-name="ta2" table:print="false">
        <table:table-column table:style-name="co5" table:default-cell-style-name="ce2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52" table:default-cell-style-name="Default"/>
        <table:table-row table:style-name="ro1">
          <table:table-cell office:value-type="string">
            <text:p>BLANK.BMP</text:p>
          </table:table-cell>
          <table:table-cell office:value-type="string">
            <text:p>EXW</text:p>
          </table:table-cell>
          <table:table-cell office:value-type="string">
            <text:p>C 7 35 H 000000</text:p>
          </table:table-cell>
          <table:table-cell office:value-type="string">
            <text:p>EXW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FAS</text:p>
          </table:table-cell>
          <table:table-cell office:value-type="string">
            <text:p>C 7 35 H 000000</text:p>
          </table:table-cell>
          <table:table-cell office:value-type="string">
            <text:p>FAS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FOB</text:p>
          </table:table-cell>
          <table:table-cell office:value-type="string">
            <text:p>C 7 35 H 000000</text:p>
          </table:table-cell>
          <table:table-cell office:value-type="string">
            <text:p>FOB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CIF</text:p>
          </table:table-cell>
          <table:table-cell office:value-type="string">
            <text:p>C 7 35 H 000000</text:p>
          </table:table-cell>
          <table:table-cell office:value-type="string">
            <text:p>CIF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DES</text:p>
          </table:table-cell>
          <table:table-cell office:value-type="string">
            <text:p>C 7 35 H 000000</text:p>
          </table:table-cell>
          <table:table-cell office:value-type="string">
            <text:p>DES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DEQ</text:p>
          </table:table-cell>
          <table:table-cell office:value-type="string">
            <text:p>C 7 35 H 000000</text:p>
          </table:table-cell>
          <table:table-cell office:value-type="string">
            <text:p>DEQ.BMP</text:p>
          </table:table-cell>
          <table:table-cell table:number-columns-repeated="252"/>
        </table:table-row>
        <table:table-row table:style-name="ro1">
          <table:table-cell office:value-type="string">
            <text:p>BLANK.BMP</text:p>
          </table:table-cell>
          <table:table-cell office:value-type="string">
            <text:p>DFD</text:p>
          </table:table-cell>
          <table:table-cell office:value-type="string">
            <text:p>C 7 35 H 000000</text:p>
          </table:table-cell>
          <table:table-cell office:value-type="string">
            <text:p>DFD.BMP</text:p>
          </table:table-cell>
          <table:table-cell table:number-columns-repeated="252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9T20:14:01</meta:creation-date>
    <dc:creator>Maggot</dc:creator>
    <dc:date>2003-11-19T20:35:58</dc:date>
    <meta:document-statistic meta:table-count="3" meta:cell-count="65" meta:object-count="0"/>
    <meta:generator>OpenOffice.org/3.4$Win32 OpenOffice.org_project/340m1$Build-9590</meta:generator>
  </office:meta>
</office:document-meta>
</file>